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TablePreview4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2.svm" manifest:media-type=""/>
  <manifest:file-entry manifest:full-path="Pictures/TablePreview6.svm" manifest:media-type=""/>
  <manifest:file-entry manifest:full-path="Pictures/TablePreview3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ff0000" draw:fill="solid" draw:fill-color="#ff420e" draw:textarea-horizontal-align="justify" draw:textarea-vertical-align="middle" draw:auto-grow-height="false"/>
    </style:style>
    <style:style style:name="gr3" style:family="graphic" style:parent-style-name="standard">
      <style:graphic-properties svg:stroke-color="#008000" draw:fill="solid" draw:fill-color="#579d1c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9cm"/>
    </style:style>
    <style:style style:name="co1" style:family="table-column">
      <style:table-column-properties style:column-width="1.052cm" style:use-optimal-column-width="false"/>
    </style:style>
    <style:style style:name="co2" style:family="table-column">
      <style:table-column-properties style:column-width="1.058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5.265cm" svg:height="4.859cm" svg:x="3.214cm" svg:y="5.48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265cm" svg:height="4.859cm" svg:x="9.608cm" svg:y="5.5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265cm" svg:height="4.859cm" svg:x="3.171cm" svg:y="10.99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265cm" svg:height="4.859cm" svg:x="9.637cm" svg:y="11.0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5.265cm" svg:height="4.859cm" svg:x="3.191cm" svg:y="16.51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5.265cm" svg:height="4.859cm" svg:x="9.693cm" svg:y="16.4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1" draw:layer="layout" svg:width="2.792cm" svg:height="0.962cm" svg:x="4.5cm" svg:y="4.4cm">
          <draw:text-box>
            <text:p>Etape N</text:p>
          </draw:text-box>
        </draw:frame>
        <draw:frame draw:style-name="gr1" draw:layer="layout" svg:width="3.516cm" svg:height="0.962cm" svg:x="10.4cm" svg:y="4.3cm">
          <draw:text-box>
            <text:p>Etape N+1</text:p>
          </draw:text-box>
        </draw:frame>
        <draw:custom-shape draw:style-name="gr2" draw:text-style-name="P1" draw:layer="layout" svg:width="0.9cm" svg:height="0.738cm" svg:x="4.3cm" svg:y="6.5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738cm" svg:x="6.4cm" svg:y="6.5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738cm" svg:x="5.4cm" svg:y="7.5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cm" svg:height="0.738cm" svg:x="5.4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738cm" svg:x="11.8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738cm" svg:x="5.3cm" svg:y="12.0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738cm" svg:x="5.399cm" svg:y="7.5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738cm" svg:x="6.4cm" svg:y="2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738cm" svg:x="4.3cm" svg:y="13.0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cm" svg:height="0.738cm" svg:x="5.3cm" svg:y="13.0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cm" svg:height="0.738cm" svg:x="6.4cm" svg:y="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738cm" svg:x="7.5cm" svg:y="14.0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738cm" svg:x="5.3cm" svg:y="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738cm" svg:x="12.9cm" svg:y="15.0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738cm" svg:x="11.8cm" svg:y="13.0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738cm" svg:x="10.8cm" svg:y="1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cm" svg:height="0.738cm" svg:x="4.3cm" svg:y="17.6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738cm" svg:x="4.3cm" svg:y="16.6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cm" svg:height="0.738cm" svg:x="6.4cm" svg:y="19.5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738cm" svg:x="5.299cm" svg:y="12.0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738cm" svg:x="4.3cm" svg:y="1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738cm" svg:x="7.5cm" svg:y="19.5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738cm" svg:x="7.5cm" svg:y="18.5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738cm" svg:x="6.4cm" svg:y="18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738cm" svg:x="14cm" svg:y="18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738cm" svg:x="12.9cm" svg:y="2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738cm" svg:x="12.9cm" svg:y="18.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9cm" svg:height="1.15cm" svg:x="15.6cm" svg:y="7.6cm">
          <draw:text-box>
            <text:p>Création</text:p>
          </draw:text-box>
        </draw:frame>
        <draw:frame draw:style-name="gr4" draw:layer="layout" svg:width="3.9cm" svg:height="1.15cm" svg:x="15.5cm" svg:y="12.8cm">
          <draw:text-box>
            <text:p>Persistance</text:p>
          </draw:text-box>
        </draw:frame>
        <draw:frame draw:style-name="gr4" draw:layer="layout" svg:width="3.9cm" svg:height="1.15cm" svg:x="15.4cm" svg:y="18.25cm">
          <draw:text-box>
            <text:p>Destruc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en Belli</meta:initial-creator>
    <meta:creation-date>2013-04-29T11:21:09</meta:creation-date>
    <dc:date>2013-04-29T11:41:10</dc:date>
    <dc:creator>Fabien Belli</dc:creator>
    <meta:editing-duration>PT14M48S</meta:editing-duration>
    <meta:editing-cycles>2</meta:editing-cycles>
    <meta:generator>LibreOffice/3.5$Linux_X86_64 LibreOffice_project/350m1$Build-2</meta:generator>
    <meta:document-statistic meta:object-count="38"/>
  </office:meta>
</office:document-meta>
</file>